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ma prova formico box</text:p>
      <text:p text:style-name="Standard">trattamento fbox</text:p>
      <text:p text:style-name="Standard">z1f → fbox → 11gg → z2f</text:p>
      <text:p text:style-name="Standard">trattamento placebo</text:p>
      <text:p text:style-name="Standard">z1p → fbox → 11gg → z2p</text:p>
      <text:p text:style-name="Standard"/>
      <text:p text:style-name="Standard">48 casse per trattamento, con assegnazione casuale ai trattamenti oppure in base a zucchero z1? Se in base allo zucchero z1 necessario due persone apertura di casse a parte con 2 persone (1 giorno).</text:p>
      <text:p text:style-name="Standard">L'assegnazione casuale ha il vantaggio di poter lavorare per banchetta.</text:p>
      <text:p text:style-name="Standard"/>
      <text:p text:style-name="Standard">Finalità:</text:p>
      <text:p text:style-name="Standard">-valutazione dell'efficacia del formico per mezzo del raffronto con casse di controllo su zucchero</text:p>
      <text:p text:style-name="Standard"/>
      <text:p text:style-name="Standard">Efficacia del formico box è data da mean((z1f-z2f)/z1f)-mean((z1p-z2p)/z2p)</text:p>
      <text:p text:style-name="Standard">attribuire intervallo di confidenza, che tenga conto della stocasticità derivante del campionamento con zucchero. (bootstrap o bayescount).</text:p>
      <text:p text:style-name="Standard"/>
      <text:p text:style-name="Standard">Eventualmente z3 in concomitanza con il trattamento con fbox del gruppo P</text:p>
      <text:p text:style-name="Standard"/>
      <text:p text:style-name="P1">Seconda prova con il formico</text:p>
      <text:p text:style-name="Standard">Trattamento Fbox</text:p>
      <text:p text:style-name="Standard">z1f → fbox → blocco 26gg (4 conteggi intermedi ContaBLf) → ContaBLf + z2f + ox → 3gg → ox (conteggio intermedio contaOxf)→ 3gg + contaOxf + z3f</text:p>
      <text:p text:style-name="Standard"/>
      <text:p text:style-name="Standard">Trattamento placebo</text:p>
      <text:p text:style-name="Standard">z1p → fbox → blocco 26gg (4 conteggi intermedi ContaBLp) → ContaBLp + z2p + ox → 3gg → <text:s/>(conteggio intermedio contaOxp) → 3gg + contaOxp + z3p</text:p>
      <text:p text:style-name="Standard"/>
      <text:p text:style-name="Standard">Finalità:</text:p>
      <text:p text:style-name="Standard">-valutazione trattamento con acido formico per mezzo di censimento delle varroe cadute sui fondi</text:p>
      <text:p text:style-name="Standard">mean(contaBLf/(contaBlf-contaOxf))-mean(contaBLp/(contaBlp-contaOxf))</text:p>
      <text:p text:style-name="Standard">-rispetto a esperimento precedente abbiamo varroa tutta sulle api in z2, interessante quindi confronto z2 come in prima prova.</text:p>
      <text:p text:style-name="Standard">-valutazione correlazione tra singole casse</text:p>
      <text:p text:style-name="Standard"/>
      <text:p text:style-name="Standard">Metodi:</text:p>
      <text:p text:style-name="Standard">probabilmente trasformazioni dei dati, in particolare per il terzo punto.</text:p>
      <text:p text:style-name="Standard"/>
      <text:p text:style-name="Standard">Note: importante tener conto della stocasticità introdotta dal campionamento con zucchero.</text:p>
      <text:p text:style-name="Standard"/>
      <text:p text:style-name="Standard">Per prova2 stabilire la entità campionaria, probabilmente necessari dati di prova1 (da fare nella settimana 4-9 giugno 2012) per avere stima della media di infestazione e dell'aggregazione delle varroe tra le cas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mberto Vesco</meta:initial-creator>
    <meta:creation-date>2012-06-01T12:12:18.27</meta:creation-date>
    <dc:date>2012-06-01T13:04:10.49</dc:date>
    <dc:creator>Umberto Vesco</dc:creator>
    <meta:editing-duration>PT42M56S</meta:editing-duration>
    <meta:editing-cycles>9</meta:editing-cycles>
    <meta:generator>LibreOffice/3.4$Win32 LibreOffice_project/340m1$Build-502</meta:generator>
    <meta:document-statistic meta:table-count="0" meta:image-count="0" meta:object-count="0" meta:page-count="1" meta:paragraph-count="26" meta:word-count="277" meta:character-count="1843" meta:non-whitespace-character-count="1591"/>
  </office:meta>
</office:document-meta>
</file>